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62cm" style:rel-column-width="10766*"/>
    </style:style>
    <style:style style:name="Tabela1.B" style:family="table-column">
      <style:table-column-properties style:column-width="12.525cm" style:rel-column-width="54769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office:value-type="string">
            <text:p text:style-name="Ass_5f_Title">ComponentEnquirer Interface</text:p>
          </table:table-cell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office:value-type="string">
            <text:p text:style-name="Ass_5f_Id"><text:span text:style-name="T2">&lt;http://purl.org/dcc/pt.c03ensaios.torden.IComponentEnquirer&gt;</text:span></text:p>
          </table:table-cell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office:value-type="string">
            <text:p text:style-name="Ass_5f_Author">Waldir Rodrigues de Almeida</text:p>
          </table:table-cell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office:value-type="string">
            <text:p text:style-name="Ass_5f_Description">Interface for a “componentized” Enquirer. Extends IEnquirer.</text:p>
          </table:table-cell>
        </table:table-row>
        <table:table-row table:style-name="Tabela1.1">
          <table:table-cell table:style-name="Tabela1.B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1T11:32:21.88</dc:date>
    <meta:editing-cycles>15</meta:editing-cycles>
    <meta:editing-duration>PT574H43M32S</meta:editing-duration>
    <meta:generator>BrOffice.org/3.2$Win32 OpenOffice.org_project/320m18$Build-9502</meta:generator>
    <meta:document-statistic meta:table-count="1" meta:image-count="0" meta:object-count="0" meta:page-count="1" meta:paragraph-count="11" meta:word-count="25" meta:character-count="248"/>
    <meta:user-defined meta:name="Template Id">http://purl.org/inloco/dcc/interface-specification</meta:user-defined>
  </office:meta>
</office:document-meta>
</file>